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c3d" officeooo:paragraph-rsid="000bcc3d"/>
    </style:style>
    <style:style style:name="P2" style:family="paragraph" style:parent-style-name="Standard">
      <style:paragraph-properties fo:text-align="start" style:justify-single-word="false"/>
      <style:text-properties officeooo:rsid="000bcc3d" officeooo:paragraph-rsid="000bcc3d"/>
    </style:style>
    <style:style style:name="P3" style:family="paragraph" style:parent-style-name="Standard">
      <style:paragraph-properties fo:margin-left="0.2602in" fo:margin-right="0in" fo:margin-top="0in" fo:margin-bottom="0in" style:contextual-spacing="false" fo:text-indent="0in" style:auto-text-indent="false"/>
    </style:style>
    <style:style style:name="P4" style:family="paragraph" style:parent-style-name="Standard">
      <style:paragraph-properties fo:margin-left="0.1563in" fo:margin-right="0in" fo:margin-top="0in" fo:margin-bottom="0in" style:contextual-spacing="false" fo:line-height="100%" fo:text-indent="0in" style:auto-text-indent="false"/>
      <style:text-properties fo:color="#ed9b60" loext:opacity="100%"/>
    </style:style>
    <style:style style:name="P5" style:family="paragraph" style:parent-style-name="Standard">
      <style:paragraph-properties fo:margin-left="0.1563in" fo:margin-right="0in" fo:margin-top="0in" fo:margin-bottom="0in" style:contextual-spacing="false" fo:line-height="100%" fo:text-indent="0in" style:auto-text-indent="false"/>
      <style:text-properties fo:color="#999999" loext:opacity="100%"/>
    </style:style>
    <style:style style:name="P6" style:family="paragraph" style:parent-style-name="Standard">
      <style:paragraph-properties fo:margin-left="0.1563in" fo:margin-right="0in" fo:margin-top="0in" fo:margin-bottom="0in" style:contextual-spacing="false" fo:line-height="100%" fo:text-indent="0in" style:auto-text-indent="false"/>
    </style:style>
    <style:style style:name="P7" style:family="paragraph" style:parent-style-name="Standard">
      <style:paragraph-properties fo:margin-left="0.1772in" fo:margin-right="0in" fo:margin-top="0in" fo:margin-bottom="0in" style:contextual-spacing="false" fo:line-height="100%" fo:text-indent="0in" style:auto-text-indent="fals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text-align="start" style:justify-single-word="false"/>
      <style:text-properties officeooo:rsid="000bcc3d" officeooo:paragraph-rsid="000bcc3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Cost Basis Chain Analysis for trx </text:p>
      <text:p text:style-name="P1">hash</text:p>
      <text:p text:style-name="P1">fc878008492de28c2228d80a0d0bf4d08ff434caf39bb7d0433b68b18b33905f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62334_1133958209" text:style-name="Index_20_Link" text:visited-style-name="Index_20_Link">Analysis Start – Blockchain.com<text:tab/>2</text:a></text:p>
          <text:p text:style-name="P8"><text:a xlink:type="simple" xlink:href="#__RefHeading___Toc162336_1133958209" text:style-name="Index_20_Link" text:visited-style-name="Index_20_Link">Price Data<text:tab/>5</text:a></text:p>
        </text:index-body>
      </text:table-of-content>
      <text:p text:style-name="P2"/>
      <text:p text:style-name="P2"/>
      <text:p text:style-name="P2"/>
      <text:h text:style-name="P9" text:outline-level="1"><text:bookmark-start text:name="__RefHeading___Toc162334_1133958209"/>Analysis Start – Blockchain.com<text:bookmark-end text:name="__RefHeading___Toc162334_1133958209"/></text:h>
      <text:p text:style-name="P2"/>
      <text:p text:style-name="P2">fc878008492de28c2228d80a0d0bf4d08ff434caf39bb7d0433b68b18b33905f</text:p>
      <text:p text:style-name="P2"/>
      <text:p text:style-name="P2"><text:a xlink:type="simple" xlink:href="https://www.blockchain.com/explorer/transactions/btc/fc878008492de28c2228d80a0d0bf4d08ff434caf39bb7d0433b68b18b33905f" text:style-name="Internet_20_link" text:visited-style-name="Visited_20_Internet_20_Link">https://www.blockchain.com/explorer/transactions/btc/fc878008492de28c2228d80a0d0bf4d08ff434caf39bb7d0433b68b18b33905f</text:a></text:p>
      <text:p text:style-name="P2"/>
      <text:p text:style-name="P2">From</text:p>
      <text:p text:style-name="P3">1</text:p>
      <text:p text:style-name="P4"><text:a xlink:type="simple" xlink:href="https://www.blockchain.com/explorer/addresses/btc/bc1qkaulf8hyfy4fdnvcdw32crta9m38hqhdpl82cw" text:style-name="Internet_20_link" text:visited-style-name="Visited_20_Internet_20_Link">bc1qkaulf8hyfy4fdnvcdw32crta9m38hqhdpl82cw</text:a></text:p>
      <text:p text:style-name="P6">0.02707006</text:p>
      <text:p text:style-name="P7">BTC</text:p>
      <text:p text:style-name="P5">•$1,327.56</text:p>
      <text:p text:style-name="P3">2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0165700</text:p>
      <text:p text:style-name="P7">BTC</text:p>
      <text:p text:style-name="P5">•$81.26</text:p>
      <text:p text:style-name="P3">3</text:p>
      <text:p text:style-name="P4"><text:a xlink:type="simple" xlink:href="https://www.blockchain.com/explorer/addresses/btc/bc1qrzuvxn2sdzhvst4hfes4sl49gw7kerxqdvn5pn" text:style-name="Internet_20_link" text:visited-style-name="Visited_20_Internet_20_Link">bc1qrzuvxn2sdzhvst4hfes4sl49gw7kerxqdvn5pn</text:a></text:p>
      <text:p text:style-name="P6">0.00163700</text:p>
      <text:p text:style-name="P7">BTC</text:p>
      <text:p text:style-name="P5">•$80.28</text:p>
      <text:p text:style-name="P3">4</text:p>
      <text:p text:style-name="P4"><text:a xlink:type="simple" xlink:href="https://www.blockchain.com/explorer/addresses/btc/bc1qa36fzkk27exqm5n56cadz78qzl2qdjegz3ruk2" text:style-name="Internet_20_link" text:visited-style-name="Visited_20_Internet_20_Link">bc1qa36fzkk27exqm5n56cadz78qzl2qdjegz3ruk2</text:a></text:p>
      <text:p text:style-name="P6">0.00066886</text:p>
      <text:p text:style-name="P7">BTC</text:p>
      <text:p text:style-name="P5">•$32.80</text:p>
      <text:p text:style-name="P3">5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0356601</text:p>
      <text:p text:style-name="P7">BTC</text:p>
      <text:p text:style-name="P5">•$174.88</text:p>
      <text:p text:style-name="P3">6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0364857</text:p>
      <text:p text:style-name="P7">BTC</text:p>
      <text:p text:style-name="P5">•$178.93</text:p>
      <text:p text:style-name="P3">7</text:p>
      <text:p text:style-name="P4"><text:a xlink:type="simple" xlink:href="https://www.blockchain.com/explorer/addresses/btc/bc1q9vu0zjcy0x8gt7xt5fckn9zwzwl2knmrtzsv4g" text:style-name="Internet_20_link" text:visited-style-name="Visited_20_Internet_20_Link">bc1q9vu0zjcy0x8gt7xt5fckn9zwzwl2knmrtzsv4g</text:a></text:p>
      <text:p text:style-name="P6">0.00136960</text:p>
      <text:p text:style-name="P7">BTC</text:p>
      <text:p text:style-name="P5">•$67.17</text:p>
      <text:p text:style-name="P3">8</text:p>
      <text:p text:style-name="P4"><text:a xlink:type="simple" xlink:href="https://www.blockchain.com/explorer/addresses/btc/bc1q9zxpk52094alelrhh72jaj34qwtha6z9l5225j" text:style-name="Internet_20_link" text:visited-style-name="Visited_20_Internet_20_Link">bc1q9zxpk52094alelrhh72jaj34qwtha6z9l5225j</text:a></text:p>
      <text:p text:style-name="P6">0.00499542</text:p>
      <text:p text:style-name="P7">BTC</text:p>
      <text:p text:style-name="P5"><text:soft-page-break/>•$244.98</text:p>
      <text:p text:style-name="P3">9</text:p>
      <text:p text:style-name="P4"><text:a xlink:type="simple" xlink:href="https://www.blockchain.com/explorer/addresses/btc/bc1qzn7x2semdqh5gmd6j8urleg99007gdl2kv64cz" text:style-name="Internet_20_link" text:visited-style-name="Visited_20_Internet_20_Link">bc1qzn7x2semdqh5gmd6j8urleg99007gdl2kv64cz</text:a></text:p>
      <text:p text:style-name="P6">0.02407575</text:p>
      <text:p text:style-name="P7">BTC</text:p>
      <text:p text:style-name="P5">•$1,180.71</text:p>
      <text:p text:style-name="P3">10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1191818</text:p>
      <text:p text:style-name="P7">BTC</text:p>
      <text:p text:style-name="P5">•$584.49</text:p>
      <text:p text:style-name="P3">11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0595909</text:p>
      <text:p text:style-name="P7">BTC</text:p>
      <text:p text:style-name="P5">•$292.24</text:p>
      <text:p text:style-name="P3">12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0043185</text:p>
      <text:p text:style-name="P7">BTC</text:p>
      <text:p text:style-name="P5">•$21.18</text:p>
      <text:p text:style-name="P3">13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1000000</text:p>
      <text:p text:style-name="P7">BTC</text:p>
      <text:p text:style-name="P5">•$490.42</text:p>
      <text:p text:style-name="P3">14</text:p>
      <text:p text:style-name="P4"><text:a xlink:type="simple" xlink:href="https://www.blockchain.com/explorer/addresses/btc/bc1q02pvxh9v2ch42tqtu2tu6na8dzr2dd5whgtwm0" text:style-name="Internet_20_link" text:visited-style-name="Visited_20_Internet_20_Link">bc1q02pvxh9v2ch42tqtu2tu6na8dzr2dd5whgtwm0</text:a></text:p>
      <text:p text:style-name="P6">0.01157551</text:p>
      <text:p text:style-name="P7">BTC</text:p>
      <text:p text:style-name="P5">•$567.68</text:p>
      <text:p text:style-name="P3">15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2377621</text:p>
      <text:p text:style-name="P7">BTC</text:p>
      <text:p text:style-name="P5">•$1,166.02</text:p>
      <text:p text:style-name="P3">16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03326545</text:p>
      <text:p text:style-name="P7">BTC</text:p>
      <text:p text:style-name="P5">•$1,631.39</text:p>
      <text:p text:style-name="P3">17</text:p>
      <text:p text:style-name="P4"><text:a xlink:type="simple" xlink:href="https://www.blockchain.com/explorer/addresses/btc/bc1q0cwht48sxw67m8mhmfhpgfadtkf5s7efl288sa" text:style-name="Internet_20_link" text:visited-style-name="Visited_20_Internet_20_Link">bc1q0cwht48sxw67m8mhmfhpgfadtkf5s7efl288sa</text:a></text:p>
      <text:p text:style-name="P6">0.20050000</text:p>
      <text:p text:style-name="P7">BTC</text:p>
      <text:p text:style-name="P5">•$9,832.84</text:p>
      <text:p text:style-name="P3">18</text:p>
      <text:p text:style-name="P4"><text:a xlink:type="simple" xlink:href="https://www.blockchain.com/explorer/addresses/btc/bc1qr7p09a26tflunmsqekees7lsmahm3t3yqwvx3z" text:style-name="Internet_20_link" text:visited-style-name="Visited_20_Internet_20_Link">bc1qr7p09a26tflunmsqekees7lsmahm3t3yqwvx3z</text:a></text:p>
      <text:p text:style-name="P6">0.00143545</text:p>
      <text:p text:style-name="P7"><text:soft-page-break/>BTC</text:p>
      <text:p text:style-name="P5">•$70.40</text:p>
      <text:p text:style-name="P3">19</text:p>
      <text:p text:style-name="P4"><text:a xlink:type="simple" xlink:href="https://www.blockchain.com/explorer/addresses/btc/bc1qt97vrhu82chghva4ath7uacfzafn5p4964vglw" text:style-name="Internet_20_link" text:visited-style-name="Visited_20_Internet_20_Link">bc1qt97vrhu82chghva4ath7uacfzafn5p4964vglw</text:a></text:p>
      <text:p text:style-name="P6">0.00150600</text:p>
      <text:p text:style-name="P7">BTC</text:p>
      <text:p text:style-name="P5">•$73.86</text:p>
      <text:p text:style-name="P3">20</text:p>
      <text:p text:style-name="P4"><text:a xlink:type="simple" xlink:href="https://www.blockchain.com/explorer/addresses/btc/bc1qjsvwu2aqkc04eluqpna6pq30vfq9zzxfn2wnlp" text:style-name="Internet_20_link" text:visited-style-name="Visited_20_Internet_20_Link">bc1qjsvwu2aqkc04eluqpna6pq30vfq9zzxfn2wnlp</text:a></text:p>
      <text:p text:style-name="P6">0.00529350</text:p>
      <text:p text:style-name="P7">BTC</text:p>
      <text:p text:style-name="P5">•$259.60</text:p>
      <text:p text:style-name="P3">21</text:p>
      <text:p text:style-name="P4"><text:a xlink:type="simple" xlink:href="https://www.blockchain.com/explorer/addresses/btc/bc1qjsvwu2aqkc04eluqpna6pq30vfq9zzxfn2wnlp" text:style-name="Internet_20_link" text:visited-style-name="Visited_20_Internet_20_Link">bc1qjsvwu2aqkc04eluqpna6pq30vfq9zzxfn2wnlp</text:a></text:p>
      <text:p text:style-name="P6">0.01795990</text:p>
      <text:p text:style-name="P7">BTC</text:p>
      <text:p text:style-name="P5">•$880.78</text:p>
      <text:p text:style-name="P3">22</text:p>
      <text:p text:style-name="P4"><text:a xlink:type="simple" xlink:href="https://www.blockchain.com/explorer/addresses/btc/bc1qg5fz6370n60d4ddyjrqnudq5t8a6ag8a9ggeau" text:style-name="Internet_20_link" text:visited-style-name="Visited_20_Internet_20_Link">bc1qg5fz6370n60d4ddyjrqnudq5t8a6ag8a9ggeau</text:a></text:p>
      <text:p text:style-name="P6">0.06289594</text:p>
      <text:p text:style-name="P7">BTC</text:p>
      <text:p text:style-name="P5">•$3,084.52</text:p>
      <text:p text:style-name="P2"/>
      <text:p text:style-name="P2"/>
      <text:p text:style-name="P2"/>
      <text:h text:style-name="P9" text:outline-level="1"><text:bookmark-start text:name="__RefHeading___Toc162336_1133958209"/>Price Data<text:bookmark-end text:name="__RefHeading___Toc162336_1133958209"/></text:h>
      <text:p text:style-name="Text_20_body"><text:a xlink:type="simple" xlink:href="https://data.bitcoinity.org/markets/price_volume/all/USD?r=day&amp;t=lb&amp;vu=curr" text:style-name="Internet_20_link" text:visited-style-name="Visited_20_Internet_20_Link">https://data.bitcoinity.org/markets/price_volume/all/USD?r=day&amp;t=lb&amp;vu=curr</text:a></text:p>
      <text:p text:style-name="Text_20_body"/>
      <text:p text:style-name="Text_20_body">cost-basis-chain-analysis.odt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24:50.681695808</meta:creation-date>
    <meta:generator>LibreOffice/7.6.4.1$MacOSX_AARCH64 LibreOffice_project/e19e193f88cd6c0525a17fb7a176ed8e6a3e2aa1</meta:generator>
    <dc:date>2024-02-15T08:16:50.894928888</dc:date>
    <meta:editing-duration>P1DT17H51M16S</meta:editing-duration>
    <meta:editing-cycles>2</meta:editing-cycles>
    <meta:document-statistic meta:table-count="0" meta:image-count="0" meta:object-count="0" meta:page-count="5" meta:paragraph-count="123" meta:word-count="138" meta:character-count="1920" meta:non-whitespace-character-count="1902"/>
  </office:meta>
</office:document-meta>
</file>